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f SegoeUI" svg:font-family="'wf SegoeUI', 'Segoe UI', Segoe, 'Segoe WP', Tahom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3b393a" style:font-name="wf SegoeUI" fo:font-size="12pt" fo:letter-spacing="normal" fo:font-style="normal" fo:font-weight="normal"/>
    </style:style>
    <style:style style:name="P2" style:family="paragraph" style:parent-style-name="Text_20_body" style:list-style-name="L1">
      <style:paragraph-properties fo:margin-top="0cm" fo:margin-bottom="0.529cm" loext:contextual-spacing="false" fo:widows="1"/>
      <style:text-properties fo:font-variant="normal" fo:text-transform="none" fo:color="#3b393a" style:font-name="wf SegoeUI" fo:font-size="12pt" fo:letter-spacing="normal" fo:font-style="normal" fo:font-weight="normal"/>
    </style:style>
    <style:style style:name="P3" style:family="paragraph" style:parent-style-name="Text_20_body" style:list-style-name="L2">
      <style:paragraph-properties fo:margin-top="0cm" fo:margin-bottom="0.529cm" loext:contextual-spacing="false" fo:widows="1"/>
      <style:text-properties fo:font-variant="normal" fo:text-transform="none" fo:color="#3b393a" style:font-name="wf SegoeUI" fo:font-size="12pt" fo:letter-spacing="normal" fo:font-style="normal" fo:font-weight="normal"/>
    </style:style>
    <style:style style:name="P4" style:family="paragraph" style:parent-style-name="Text_20_body" style:list-style-name="L3">
      <style:paragraph-properties fo:margin-top="0cm" fo:margin-bottom="0.529cm" loext:contextual-spacing="false" fo:widows="1"/>
      <style:text-properties fo:font-variant="normal" fo:text-transform="none" fo:color="#3b393a" style:font-name="wf SegoeUI" fo:font-size="12pt" fo:letter-spacing="normal" fo:font-style="normal" fo:font-weight="normal"/>
    </style:style>
    <style:style style:name="P5" style:family="paragraph" style:parent-style-name="Text_20_body" style:list-style-name="L4">
      <style:paragraph-properties fo:margin-top="0cm" fo:margin-bottom="0.529cm" loext:contextual-spacing="false" fo:widows="1"/>
      <style:text-properties fo:font-variant="normal" fo:text-transform="none" fo:color="#3b393a" style:font-name="wf SegoeUI" fo:font-size="12pt" fo:letter-spacing="normal" fo:font-style="normal" fo:font-weight="normal"/>
    </style:style>
    <style:style style:name="P6" style:family="paragraph" style:parent-style-name="Text_20_body" style:list-style-name="L5">
      <style:paragraph-properties fo:margin-top="0cm" fo:margin-bottom="0.529cm" loext:contextual-spacing="false" fo:widows="1"/>
      <style:text-properties fo:font-variant="normal" fo:text-transform="none" fo:color="#3b393a" style:font-name="wf SegoeUI" fo:font-size="12pt" fo:letter-spacing="normal" fo:font-style="normal" fo:font-weight="normal"/>
    </style:style>
    <style:style style:name="P7" style:family="paragraph" style:parent-style-name="Text_20_body" style:list-style-name="L6">
      <style:paragraph-properties fo:margin-top="0cm" fo:margin-bottom="0.529cm" loext:contextual-spacing="false" fo:widows="1"/>
      <style:text-properties fo:font-variant="normal" fo:text-transform="none" fo:color="#3b393a" style:font-name="wf SegoeUI" fo:font-size="12pt" fo:letter-spacing="normal" fo:font-style="normal" fo:font-weight="normal"/>
    </style:style>
    <style:style style:name="P8" style:family="paragraph" style:parent-style-name="Text_20_body" style:list-style-name="L7">
      <style:paragraph-properties fo:margin-top="0cm" fo:margin-bottom="0.529cm" loext:contextual-spacing="false" fo:widows="1"/>
      <style:text-properties fo:font-variant="normal" fo:text-transform="none" fo:color="#3b393a" style:font-name="wf SegoeUI" fo:font-size="12pt" fo:letter-spacing="normal" fo:font-style="normal" fo:font-weight="normal"/>
    </style:style>
    <style:style style:name="P9" style:family="paragraph" style:parent-style-name="Text_20_body" style:list-style-name="L8">
      <style:paragraph-properties fo:margin-top="0cm" fo:margin-bottom="0.529cm" loext:contextual-spacing="false" fo:widows="1"/>
      <style:text-properties fo:font-variant="normal" fo:text-transform="none" fo:color="#3b393a" style:font-name="wf SegoeUI" fo:font-size="12pt" fo:letter-spacing="normal" fo:font-style="normal" fo:font-weight="normal"/>
    </style:style>
    <style:style style:name="P10" style:family="paragraph" style:parent-style-name="Heading_20_1">
      <style:text-properties fo:font-variant="normal" fo:text-transform="none" fo:color="#292929" style:font-name="wf SegoeUI" fo:letter-spacing="normal" fo:font-style="normal" fo:font-weight="bold"/>
    </style:style>
    <style:style style:name="P11" style:family="paragraph" style:parent-style-name="Heading_20_2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color="#335599" style:font-name="wf SegoeUI" fo:letter-spacing="normal" fo:font-style="normal" fo:font-weight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Web Content Management Platform</text:h>
      <text:p text:style-name="P1">UliCMS is an enhanced Open Source Content Management Solution for general usage.</text:p>
      <text:p text:style-name="P1">UliCMS is the ideal platform for your php-based projects.<text:line-break/>There is a wide-range of off-the-shelf solutions available for UliCMS, thanks to UliCMS integrated MVC-inspired web development framework.</text:p>
      <text:h text:style-name="P11" text:outline-level="2">Web Development Platform</text:h>
      <text:p text:style-name="P1">A web development platform enables programmers to rapid develop their own web applications. This applications typically involve server-side code, as well as client-side code and a database backend.</text:p>
      <text:p text:style-name="P1">UliCMS offers this components:</text:p>
      <text:list xml:id="list1563097512601449021" text:style-name="L1">
        <text:list-item>
          <text:p text:style-name="P2">jQuery</text:p>
        </text:list-item>
        <text:list-item>
          <text:p text:style-name="P2">code_editor</text:p>
        </text:list-item>
        <text:list-item>
          <text:p text:style-name="P2">database_browser</text:p>
        </text:list-item>
        <text:list-item>
          <text:p text:style-name="P2">sql_console</text:p>
        </text:list-item>
        <text:list-item>
          <text:p text:style-name="P2">phpMyAdmin</text:p>
        </text:list-item>
        <text:list-item>
          <text:p text:style-name="P2">Adminer</text:p>
        </text:list-item>
        <text:list-item>
          <text:p text:style-name="P2">PHP Form Builder Class</text:p>
        </text:list-item>
      </text:list>
      <text:h text:style-name="P11" text:outline-level="2">Security Platform</text:h>
      <text:p text:style-name="P1">Your customers trust you. If you deal with sensitive customer data, you need a secure system.</text:p>
      <text:p text:style-name="P1">UliCMS offers this components:</text:p>
      <text:list xml:id="list5940704541796765353" text:style-name="L2">
        <text:list-item>
          <text:p text:style-name="P3">Google Authenticator</text:p>
        </text:list-item>
        <text:list-item>
          <text:p text:style-name="P3">Security HTTP Headers</text:p>
        </text:list-item>
        <text:list-item>
          <text:p text:style-name="P3">Simple MD5 Generator</text:p>
        </text:list-item>
        <text:list-item>
          <text:p text:style-name="P3">Simple SHA1 Generator</text:p>
        </text:list-item>
        <text:list-item>
          <text:p text:style-name="P3"><text:soft-page-break/>enforce_https</text:p>
        </text:list-item>
        <text:list-item>
          <text:p text:style-name="P3">updatemybrowser.org</text:p>
        </text:list-item>
      </text:list>
      <text:h text:style-name="P11" text:outline-level="2">SEO Platform</text:h>
      <text:p text:style-name="P1">Your project is useless, if your customers can't find it with Google.<text:line-break/>Search engine optimization is getting more and more important.</text:p>
      <text:p text:style-name="P1">UliCMS offers this SEO Tools:</text:p>
      <text:list xml:id="list5838625863193881598" text:style-name="L3">
        <text:list-item>
          <text:p text:style-name="P4">Google PageSpeed Insights</text:p>
        </text:list-item>
        <text:list-item>
          <text:p text:style-name="P4">Sitemap</text:p>
        </text:list-item>
        <text:list-item>
          <text:p text:style-name="P4">seo_title_tag</text:p>
        </text:list-item>
        <text:list-item>
          <text:p text:style-name="P4">blog2pingomatic</text:p>
        </text:list-item>
      </text:list>
      <text:h text:style-name="P11" text:outline-level="2">Social Media Platform</text:h>
      <text:p text:style-name="P1">In todays global world Social Media presence is an important factor in marketing.</text:p>
      <text:p text:style-name="P1">UliCMS offers this social media solutions:</text:p>
      <text:list xml:id="list8867455454122721478" text:style-name="L4">
        <text:list-item>
          <text:p text:style-name="P5">blog2twitter</text:p>
        </text:list-item>
        <text:list-item>
          <text:p text:style-name="P5">facebook_like</text:p>
        </text:list-item>
        <text:list-item>
          <text:p text:style-name="P5">Shariff</text:p>
        </text:list-item>
        <text:list-item>
          <text:p text:style-name="P5">jquery_socialshareprivacy</text:p>
        </text:list-item>
      </text:list>
      <text:h text:style-name="P11" text:outline-level="2">Multimedia Platform</text:h>
      <text:p text:style-name="P1">Video is a popular media to visualize topics.</text:p>
      <text:p text:style-name="P1">UliCMS is ready for modern multimedia, offering this solutions:</text:p>
      <text:list xml:id="list4020139708378161430" text:style-name="L5">
        <text:list-item>
          <text:p text:style-name="P6">HTML5 Video and Audio</text:p>
        </text:list-item>
        <text:list-item>
          <text:p text:style-name="P6">MediaElement.js</text:p>
        </text:list-item>
        <text:list-item>
          <text:p text:style-name="P6">Tubular</text:p>
        </text:list-item>
        <text:list-item>
          <text:p text:style-name="P6">lightbox_gallery</text:p>
        </text:list-item>
        <text:list-item>
          <text:p text:style-name="P6">oembed</text:p>
        </text:list-item>
      </text:list>
      <text:h text:style-name="P11" text:outline-level="2"><text:soft-page-break/>Community Platform</text:h>
      <text:p text:style-name="P1">Static websites are outdated. Today's web is more about community and communication.</text:p>
      <text:p text:style-name="P1">UliCMS offers this community solutions:</text:p>
      <text:list xml:id="list75104059932546487" text:style-name="L6">
        <text:list-item>
          <text:p text:style-name="P7">Blog</text:p>
        </text:list-item>
        <text:list-item>
          <text:p text:style-name="P7">Disqus for Articles</text:p>
        </text:list-item>
        <text:list-item>
          <text:p text:style-name="P7">Thumbs Up</text:p>
        </text:list-item>
        <text:list-item>
          <text:p text:style-name="P7">intramail</text:p>
        </text:list-item>
        <text:list-item>
          <text:p text:style-name="P7">frontend_login</text:p>
        </text:list-item>
        <text:list-item>
          <text:p text:style-name="P7">polls</text:p>
        </text:list-item>
        <text:list-item>
          <text:p text:style-name="P7">profiles</text:p>
        </text:list-item>
      </text:list>
      <text:h text:style-name="P11" text:outline-level="2">Mobile Web Platform</text:h>
      <text:p text:style-name="P1">Nowadays the most users are on mobile platforms.</text:p>
      <text:p text:style-name="P1">UliCMS offers this components for mobile websites:</text:p>
      <text:list xml:id="list7175117848394566098" text:style-name="L7">
        <text:list-item>
          <text:p text:style-name="P8">Bootstrap</text:p>
        </text:list-item>
        <text:list-item>
          <text:p text:style-name="P8">Mobile_Detect</text:p>
        </text:list-item>
        <text:list-item>
          <text:p text:style-name="P8">PHP QR Code</text:p>
        </text:list-item>
        <text:list-item>
          <text:p text:style-name="P8">android_toolbar_color</text:p>
        </text:list-item>
        <text:list-item>
          <text:p text:style-name="P8">Emojis</text:p>
        </text:list-item>
      </text:list>
      <text:h text:style-name="P11" text:outline-level="2">Marketing Platform</text:h>
      <text:p text:style-name="P1">UliCMS is also suitable as a marketing platform, offering this components:</text:p>
      <text:list xml:id="list7789897126076586002" text:style-name="L8">
        <text:list-item>
          <text:p text:style-name="P9">Newsletter</text:p>
        </text:list-item>
        <text:list-item>
          <text:p text:style-name="P9">Customer Area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f SegoeUI" svg:font-family="'wf SegoeUI', 'Segoe UI', Segoe, 'Segoe WP', Tahom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9T17:33:33.795771284</meta:creation-date>
    <dc:date>2017-07-29T17:36:24.838232224</dc:date>
    <meta:editing-duration>PT2M53S</meta:editing-duration>
    <meta:editing-cycles>1</meta:editing-cycles>
    <meta:document-statistic meta:table-count="0" meta:image-count="0" meta:object-count="0" meta:page-count="3" meta:paragraph-count="67" meta:word-count="320" meta:character-count="2063" meta:non-whitespace-character-count="1848"/>
    <meta:generator>LibreOffice/5.1.6.2$Linux_x86 LibreOffice_project/10m0$Build-2</meta:generator>
  </office:meta>
</office:document-meta>
</file>